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2-27" calcext:value-type="date">
            <text:p>27/02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3-26" calcext:value-type="date">
            <text:p>26/03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4-30" calcext:value-type="date">
            <text:p>30/04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5-28" calcext:value-type="date">
            <text:p>28/05/2025</text:p>
          </table:table-cell>
          <table:table-cell table:style-name="ce50" table:formula="of:=[.C10]-[.F10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6-26" calcext:value-type="date">
            <text:p>26/06/2025</text:p>
          </table:table-cell>
          <table:table-cell table:style-name="ce50" table:formula="of:=[.C11]-[.F11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8-01" calcext:value-type="date">
            <text:p>01/08/2025</text:p>
          </table:table-cell>
          <table:table-cell table:style-name="ce50" table:formula="of:=[.C12]-[.F1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3]-[.F13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4]-[.F14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14])" office:value-type="float" office:value="200" calcext:value-type="float">
            <text:p>2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1.865721850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1.8680604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42.166050086</dc:date>
    <dc:language>pt-PT</dc:language>
    <meta:editing-cycles>594</meta:editing-cycles>
    <meta:editing-duration>P3DT2H24M29S</meta:editing-duration>
    <meta:print-date>2019-10-03T14:53:22.911000000</meta:print-date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